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11.15cm" fo:min-width="5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05cm" fo:min-width="5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51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cm" fo:min-width="3.42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3cm" fo:min-width="3.27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85cm" fo:min-width="4.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cm" fo:min-width="2.3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.39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938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2.25cm" fo:min-width="2.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45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243cm" fo:min-width="3.66cm" fo:padding-top="0.175cm" fo:padding-bottom="0.175cm" fo:padding-left="0.3cm" fo:padding-right="0.3cm" fo:wrap-option="no-wrap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243cm" fo:min-width="4.393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cm" svg:height="1.1cm" svg:x="6.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.1cm" svg:x="8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11.5cm" svg:x="13.7cm" svg:y="1.2cm">
          <text:p text:style-name="P2"><text:span text:style-name="T1">list_vt_get_a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3.4cm" svg:x="2.2cm" svg:y="3.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11cm" svg:height="1.431cm" svg:x="2.689cm" svg:y="3.2cm">
          <draw:text-box>
            <text:p><text:span text:style-name="T1">list_vt (x, n)</text:span></text:p>
          </draw:text-box>
        </draw:frame>
        <draw:custom-shape draw:style-name="gr5" draw:text-style-name="P1" draw:layer="layout" svg:width="4.6cm" svg:height="3.6cm" svg:x="9.6cm" svg:y="5.5cm">
          <text:p text:style-name="P2"><text:span text:style-name="T1">call</text:span></text:p>
          <draw:enhanced-geometry svg:viewBox="0 0 21600 21600" draw:text-areas="0 ?f0 ?f5 ?f2" draw:type="right-arrow" draw:modifiers="14797.4788089546 5392.50208275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6cm" svg:height="3.6cm" svg:x="18.6cm" svg:y="5.5cm">
          <text:p text:style-name="P2"><text:span text:style-name="T1">return</text:span></text:p>
          <draw:enhanced-geometry svg:viewBox="0 0 21600 21600" draw:text-areas="0 ?f0 ?f5 ?f2" draw:type="right-arrow" draw:modifiers="14797.4788089546 5392.50208275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cm" svg:height="4.2cm" svg:x="2.9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588cm" svg:height="1.431cm" svg:x="3.389cm" svg:y="7.4cm">
          <draw:text-box>
            <text:p><text:span text:style-name="T1">int</text:span></text:p>
          </draw:text-box>
        </draw:frame>
        <draw:custom-shape draw:style-name="gr9" draw:text-style-name="P1" draw:layer="layout" svg:width="3.2cm" svg:height="1.8cm" svg:x="3.8cm" svg:y="9.5cm">
          <text:p text:style-name="P2"><text:span text:style-name="T1">i</text:span></text:p>
          <draw:enhanced-geometry svg:viewBox="0 0 21600 21600" draw:path-stretchpoint-x="10800" draw:path-stretchpoint-y="10800" draw:text-areas="?f3 ?f4 ?f5 ?f6" draw:type="round-rectangle" draw:modifiers="5354.12293853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1.999cm" svg:height="1.431cm" svg:x="0.9cm" svg:y="9.669cm">
          <draw:text-box>
            <text:p><text:span text:style-name="T1">0 &lt;=</text:span></text:p>
          </draw:text-box>
        </draw:frame>
        <draw:frame draw:style-name="gr11" draw:text-style-name="P3" draw:layer="layout" svg:width="1.538cm" svg:height="1.431cm" svg:x="8cm" svg:y="9.669cm">
          <draw:text-box>
            <text:p><text:span text:style-name="T1">&lt; n</text:span></text:p>
          </draw:text-box>
        </draw:frame>
        <draw:connector draw:style-name="gr12" draw:text-style-name="P1" draw:layer="layout" draw:type="curve" svg:x1="7.5cm" svg:y1="4.05cm" svg:x2="9.05cm" svg:y2="10cm" draw:start-shape="id1" draw:start-glue-point="1" draw:end-shape="id2" draw:end-glue-point="0" svg:d="M7500 4050c1034 0 1550 1983 1550 5950" svg:viewBox="0 0 1551 5951">
          <text:p/>
        </draw:connector>
        <draw:custom-shape draw:style-name="gr13" draw:text-style-name="P1" draw:layer="layout" svg:width="3.3cm" svg:height="2.6cm" svg:x="23.6cm" svg:y="6.3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059cm" svg:height="1.431cm" svg:x="24.089cm" svg:y="5.6cm">
          <draw:text-box>
            <text:p><text:span text:style-name="T1">x</text:span></text:p>
          </draw:text-box>
        </draw:frame>
        <draw:custom-shape draw:style-name="gr15" draw:text-style-name="P1" draw:layer="layout" svg:width="4.6cm" svg:height="1.719cm" svg:x="8.1cm" svg:y="1.681cm">
          <text:p text:style-name="P2"><text:span text:style-name="T1">Same value</text:span></text:p>
          <draw:enhanced-geometry svg:viewBox="0 0 21600 21600" draw:text-areas="800 800 20800 20800" draw:type="round-rectangular-callout" draw:modifiers="2821.47359269724 45347.4418604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5.391cm" svg:height="1.719cm" svg:x="1.909cm" svg:y="1.081cm">
          <text:p text:style-name="P2"><text:span text:style-name="T1">Not comsume</text:span></text:p>
          <draw:enhanced-geometry svg:viewBox="0 0 21600 21600" draw:text-areas="800 800 20800 20800" draw:type="round-rectangular-callout" draw:modifiers="7050.44510385757 30893.023255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9:53:37.027524182</meta:creation-date>
    <dc:date>2014-08-22T20:33:28.272743270</dc:date>
    <meta:editing-duration>PT28M35S</meta:editing-duration>
    <meta:editing-cycles>40</meta:editing-cycles>
    <meta:generator>LibreOffice/4.3.0.4$Linux_X86_64 LibreOffice_project/430m0$Build-4</meta:generator>
    <meta:document-statistic meta:object-count="17"/>
  </office:meta>
</office:document-meta>
</file>